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nctionnalités principales :</text:p>
      <text:p text:style-name="Standard"/>
      <text:p text:style-name="Standard">- Afficher un accueil avec la description de l'application <text:s/></text:p>
      <text:p text:style-name="Standard"/>
      <text:p text:style-name="Standard">- Afficher la liste des utilisateurs</text:p>
      <text:p text:style-name="Standard">- Lire un utilisateur avec ses données ses compétences et ses projets </text:p>
      <text:p text:style-name="Standard">- Ajouter une compétence à un utilisateur</text:p>
      <text:p text:style-name="Standard"/>
      <text:p text:style-name="Standard">- Afficher la liste des projets</text:p>
      <text:p text:style-name="Standard">- Lire un projet avec ses données et les utilisateurs associés</text:p>
      <text:p text:style-name="Standard">- Ajouter un projet</text:p>
      <text:p text:style-name="Standard"/>
      <text:p text:style-name="Standard">- Afficher la liste des compétences</text:p>
      <text:p text:style-name="Standard">- Lire une compétence avec ses utilisateurs associés </text:p>
      <text:p text:style-name="Standard">- Ajouter une compétence</text:p>
      <text:p text:style-name="Standard"/>
      <text:p text:style-name="Standard"/>
      <text:p text:style-name="P1">Fonctionnalités ++ :</text:p>
      <text:p text:style-name="Standard"/>
      <text:p text:style-name="Standard">- Ajouter une invitation dans la page du projet pour inviter des utilisateurs</text:p>
      <text:p text:style-name="Standard">- Commentaire pour un projet</text:p>
      <text:p text:style-name="Standard">- Pattern Filter</text:p>
      <text:p text:style-name="Standard">- Login Mot de passe</text:p>
      <text:p text:style-name="Standard">- </text:p>
      <text:p text:style-name="Standard"><text:tab/><text:tab/></text:p>
      <text:p text:style-name="Standard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4T12:10:42</meta:creation-date>
    <dc:date>2013-09-05T11:24:42</dc:date>
    <meta:editing-duration>PT2M56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" meta:paragraph-count="19" meta:word-count="106" meta:character-count="627" meta:non-whitespace-character-count="529"/>
  </office:meta>
</office:document-meta>
</file>